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8140" officeooo:paragraph-rsid="00148140"/>
    </style:style>
    <style:style style:name="P2" style:family="paragraph" style:parent-style-name="Standard">
      <style:text-properties officeooo:rsid="00148140" officeooo:paragraph-rsid="0017d41b"/>
    </style:style>
    <style:style style:name="P3" style:family="paragraph" style:parent-style-name="Standard">
      <style:text-properties officeooo:rsid="00160fd4" officeooo:paragraph-rsid="00160fd4"/>
    </style:style>
    <style:style style:name="P4" style:family="paragraph" style:parent-style-name="Standard" style:list-style-name="L1">
      <style:text-properties officeooo:rsid="00160fd4" officeooo:paragraph-rsid="00160fd4"/>
    </style:style>
    <style:style style:name="P5" style:family="paragraph" style:parent-style-name="Standard" style:list-style-name="L1">
      <style:text-properties officeooo:rsid="00169bbb" officeooo:paragraph-rsid="00169bbb"/>
    </style:style>
    <style:style style:name="P6" style:family="paragraph" style:parent-style-name="Standard">
      <style:text-properties officeooo:rsid="00169bbb" officeooo:paragraph-rsid="00169bbb"/>
    </style:style>
    <style:style style:name="P7" style:family="paragraph" style:parent-style-name="Standard">
      <style:text-properties officeooo:rsid="0017d41b" officeooo:paragraph-rsid="0017d41b"/>
    </style:style>
    <style:style style:name="P8" style:family="paragraph" style:parent-style-name="Standard" style:list-style-name="L1">
      <style:text-properties officeooo:rsid="00189f34" officeooo:paragraph-rsid="00189f34"/>
    </style:style>
    <style:style style:name="P9" style:family="paragraph" style:parent-style-name="Standard" style:list-style-name="L1">
      <style:text-properties officeooo:rsid="001968f4" officeooo:paragraph-rsid="001968f4"/>
    </style:style>
    <style:style style:name="T1" style:family="text">
      <style:text-properties officeooo:rsid="00160fd4"/>
    </style:style>
    <style:style style:name="T2" style:family="text">
      <style:text-properties officeooo:rsid="00169bbb"/>
    </style:style>
    <style:style style:name="T3" style:family="text">
      <style:text-properties officeooo:rsid="0017d4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User registration</text:p>
      <text:p text:style-name="P1">The server side of the code maintains a list of users, with their names, addresses, passwords, contacts, and files. The user’s address is used as the “database” key for this list. <text:span text:style-name="T1">Passwords are hashed, and salted with the user’s address.</text:span></text:p>
      <text:p text:style-name="P1"/>
      <text:p text:style-name="P7">2. User login.</text:p>
      <text:p text:style-name="P7">The server’s user list contains hashed passwords, salted with the user’s address. When a login request is received, the server likewise hashes and salts the password, and compares it to the user’s password. Only three login attempts are permitted per connection attempt.</text:p>
      <text:p text:style-name="P2"/>
      <text:p text:style-name="P2"><text:span text:style-name="T3">3</text:span>. Adding contacts</text:p>
      <text:p text:style-name="P6">Each user has a one-to-many list of contacts. Any contact request adds a user to this list.</text:p>
      <text:p text:style-name="P1"/>
      <text:p text:style-name="P1">4. Listing contacts</text:p>
      <text:p text:style-name="P7">Lists of contacts are compiled on the server, and sent to the client. These lists only contain a user if that both the user and the contact have added one another to their contact lists.</text:p>
      <text:p text:style-name="P1"/>
      <text:p text:style-name="P1">5. File transfer</text:p>
      <text:p text:style-name="P6">Files are transferred using a client-server architecture. Files are uploaded to the server, and then the user sends a request allowing a contact to download the same file; this is done by creating a copy of the file on the contact’s account. Files sent this way have the sender’s name attached; this prevents a malicious contact from altering files in another user’s account.</text:p>
      <text:p text:style-name="P1"/>
      <text:p text:style-name="P3">Security:</text:p>
      <text:p text:style-name="P3">There was trouble using PyCryptodome’s RSA functions. As such, cryptographic functions other than basic hashing and salting are disabled.</text:p>
      <text:p text:style-name="P3">It is possible for an external attacker to deny service by repeatedly sending “Close Connection” requests. </text:p>
      <text:p text:style-name="P6">It is possible for a user to lie about the source or chain-of-custody of a file sent to another user by changing the file’s name. Users cannot lie about their own identity this way.</text:p>
      <text:p text:style-name="P3">Due to the underlying system being client-server rather than peer-to-peer, files are stored on the server in plaintext.</text:p>
      <text:p text:style-name="P3"/>
      <text:p text:style-name="P3">If the RSA functions can be implemented, the system should be secure against most other attacks:</text:p>
      <text:list xml:id="list3654693833" text:style-name="L1">
        <text:list-item>
          <text:p text:style-name="P4">Opening a connection requires that the client send <text:span text:style-name="T2">a public key to the server. This key is then used to encrypt all future communication from the server.</text:span></text:p>
        </text:list-item>
        <text:list-item>
          <text:p text:style-name="P5">The client is not certified, but any access to the server requires that the user log in by using a password. This password is hashed.</text:p>
        </text:list-item>
        <text:list-item>
          <text:p text:style-name="P9">File transfer is done through the server, which appends the sender’s email to all files sent.</text:p>
        </text:list-item>
        <text:list-item>
          <text:p text:style-name="P5">All data available to the user, other than the existence of other users, is stored in that user’s account. The server does not allow access to any other data.</text:p>
        </text:list-item>
        <text:list-item>
          <text:p text:style-name="P5">The server’s public key is verified by a CA.</text:p>
        </text:list-item>
        <text:list-item>
          <text:p text:style-name="P5">All traffic between client and server is signed by the sender, and encrypted using the receiver's public key.</text:p>
        </text:list-item>
        <text:list-item>
          <text:p text:style-name="P8">Defense against replay and reflection attacks is handled with timestamps and nonces. A Timestamper class tracks all nonces used by either server or client, and rejects any expired messag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5T11:19:51.814000000</meta:creation-date>
    <dc:date>2021-12-15T13:09:56.659000000</dc:date>
    <meta:editing-duration>PT1H23M3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23" meta:word-count="476" meta:character-count="2780" meta:non-whitespace-character-count="2333"/>
  </office:meta>
</office:document-meta>
</file>